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="solid" draw:fill-color="#e6e6e6" draw:textarea-horizontal-align="center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3" style:family="graphic" style:parent-style-name="standard">
      <style:graphic-properties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ff00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9966" draw:textarea-horizontal-align="center" draw:textarea-vertical-align="middle" draw:shadow="visible"/>
    </style:style>
    <style:style style:name="gr6" style:family="graphic" style:parent-style-name="standard">
      <style:graphic-properties draw:stroke="solid" svg:stroke-width="0.152cm" draw:marker-start-width="0.427cm" draw:marker-end-width="0.427cm" draw:textarea-horizontal-align="center" draw:textarea-vertical-align="middle" fo:padding-top="0.2cm" fo:padding-bottom="0.2cm" fo:padding-left="0.325cm" fo:padding-right="0.325cm" draw:shadow="hidden"/>
    </style:style>
    <style:style style:name="gr7" style:family="graphic" style:parent-style-name="standard">
      <style:graphic-properties svg:stroke-width="0.305cm" draw:textarea-horizontal-align="center" draw:textarea-vertical-align="middle" fo:padding-top="0.277cm" fo:padding-bottom="0.277cm" fo:padding-left="0.402cm" fo:padding-right="0.402cm"/>
    </style:style>
    <style:style style:name="gr8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false" fo:min-height="0.29cm" fo:min-width="1.067cm" fo:padding-top="0.277cm" fo:padding-bottom="0.277cm" fo:padding-left="0.402cm" fo:padding-right="0.402cm"/>
    </style:style>
    <style:style style:name="gr9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false" fo:min-height="0.765cm" fo:min-width="1.803cm" fo:padding-top="0.277cm" fo:padding-bottom="0.277cm" fo:padding-left="0.402cm" fo:padding-right="0.402cm"/>
    </style:style>
    <style:style style:name="gr10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false" fo:min-height="0.291cm" fo:min-width="1.901cm" fo:padding-top="0.277cm" fo:padding-bottom="0.277cm" fo:padding-left="0.402cm" fo:padding-right="0.4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font-size="16pt"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5.017cm" svg:height="8.581cm" svg:x="3.897cm" svg:y="17.77cm">
          <text:p text:style-name="P4"/>
        </draw:rect>
        <draw:rect draw:style-name="gr2" draw:text-style-name="P3" draw:layer="layout" svg:width="3.175cm" svg:height="2.54cm" svg:x="9.525cm" svg:y="23.029cm">
          <text:p text:style-name="P2"><text:span text:style-name="T1">CPU</text:span></text:p>
        </draw:rect>
        <draw:rect draw:style-name="gr3" draw:text-style-name="P3" draw:layer="layout" svg:width="3.175cm" svg:height="2.54cm" svg:x="9.525cm" svg:y="19.219cm">
          <text:p text:style-name="P2"><text:span text:style-name="T1">North</text:span></text:p>
          <text:p text:style-name="P2"><text:span text:style-name="T1">Bridge</text:span></text:p>
        </draw:rect>
        <draw:rect draw:style-name="gr4" draw:text-style-name="P3" draw:layer="layout" svg:width="3.175cm" svg:height="2.54cm" svg:x="14.605cm" svg:y="19.219cm">
          <text:p text:style-name="P2"><text:span text:style-name="T1">System</text:span></text:p>
          <text:p text:style-name="P2"><text:span text:style-name="T1">Memory</text:span></text:p>
        </draw:rect>
        <draw:rect draw:style-name="gr5" draw:text-style-name="P3" draw:layer="layout" svg:width="3.175cm" svg:height="2.54cm" svg:x="4.98cm" svg:y="19.219cm">
          <text:p text:style-name="P2"><text:span text:style-name="T1">Graphics</text:span></text:p>
          <text:p text:style-name="P2"><text:span text:style-name="T1">System</text:span></text:p>
        </draw:rect>
        <draw:line draw:style-name="gr6" draw:text-style-name="P1" draw:layer="layout" svg:x1="11.23cm" svg:y1="21.759cm" svg:x2="11.23cm" svg:y2="23.029cm">
          <text:p text:style-name="P4"/>
        </draw:line>
        <draw:line draw:style-name="gr7" draw:text-style-name="P1" draw:layer="layout" svg:x1="8.116cm" svg:y1="20.595cm" svg:x2="9.511cm" svg:y2="20.595cm">
          <text:p text:style-name="P4"/>
        </draw:line>
        <draw:line draw:style-name="gr7" draw:text-style-name="P1" draw:layer="layout" svg:x1="12.729cm" svg:y1="20.63cm" svg:x2="14.588cm" svg:y2="20.63cm">
          <text:p text:style-name="P4"/>
        </draw:line>
        <draw:rect draw:style-name="gr1" draw:text-style-name="P1" draw:layer="layout" svg:width="15.017cm" svg:height="9.616cm" svg:x="3.898cm" svg:y="6.936cm">
          <text:p text:style-name="P4"/>
        </draw:rect>
        <draw:rect draw:style-name="gr3" draw:text-style-name="P3" draw:id="id2" draw:layer="layout" svg:width="3.175cm" svg:height="2.54cm" svg:x="9.641cm" svg:y="10.159cm">
          <text:p text:style-name="P2"><text:span text:style-name="T1">SGDMA</text:span></text:p>
          <text:p text:style-name="P2"><text:span text:style-name="T1">Core</text:span></text:p>
        </draw:rect>
        <draw:rect draw:style-name="gr3" draw:text-style-name="P3" draw:id="id4" draw:layer="layout" svg:width="3.175cm" svg:height="2.54cm" svg:x="9.569cm" svg:y="13.148cm">
          <text:p text:style-name="P2"><text:span text:style-name="T1">PCIe</text:span></text:p>
          <text:p text:style-name="P2"><text:span text:style-name="T1">Core</text:span></text:p>
        </draw:rect>
        <draw:line draw:style-name="gr7" draw:text-style-name="P1" draw:layer="layout" svg:x1="11.191cm" svg:y1="15.696cm" svg:x2="11.184cm" svg:y2="19.236cm">
          <text:p text:style-name="P4"/>
        </draw:line>
        <draw:rect draw:style-name="gr4" draw:text-style-name="P3" draw:id="id1" draw:layer="layout" svg:width="3.175cm" svg:height="2.197cm" svg:x="5.06cm" svg:y="7.27cm">
          <text:p text:style-name="P2"><text:span text:style-name="T1">EBR</text:span></text:p>
          <text:p text:style-name="P2"><text:span text:style-name="T1">Memory</text:span></text:p>
        </draw:rect>
        <draw:rect draw:style-name="gr4" draw:text-style-name="P3" draw:id="id3" draw:layer="layout" svg:width="3.175cm" svg:height="2.197cm" svg:x="14.071cm" svg:y="7.286cm">
          <text:p text:style-name="P2"><text:span text:style-name="T1">Image</text:span></text:p>
          <text:p text:style-name="P2"><text:span text:style-name="T1">Gen.</text:span></text:p>
        </draw:rect>
        <draw:rect draw:style-name="gr5" draw:text-style-name="P3" draw:id="id5" draw:layer="layout" svg:width="3.175cm" svg:height="1.819cm" svg:x="14.17cm" svg:y="10.688cm">
          <text:p text:style-name="P2"><text:span text:style-name="T1">GPIO</text:span></text:p>
        </draw:rect>
        <draw:line draw:style-name="gr7" draw:text-style-name="P1" draw:layer="layout" svg:x1="11.155cm" svg:y1="12.693cm" svg:x2="11.155cm" svg:y2="13.122cm">
          <text:p text:style-name="P4"/>
        </draw:line>
        <draw:connector draw:style-name="gr7" draw:text-style-name="P1" draw:layer="layout" svg:x1="8.235cm" svg:y1="8.368cm" svg:x2="11.228cm" svg:y2="10.159cm" draw:start-shape="id1" draw:start-glue-point="1" draw:end-shape="id2" draw:end-glue-point="0">
          <text:p text:style-name="P4"/>
        </draw:connector>
        <draw:connector draw:style-name="gr7" draw:text-style-name="P1" draw:layer="layout" svg:x1="14.071cm" svg:y1="8.384cm" svg:x2="11.228cm" svg:y2="10.159cm" draw:start-shape="id3" draw:start-glue-point="3" draw:end-shape="id2">
          <text:p text:style-name="P4"/>
        </draw:connector>
        <draw:connector draw:style-name="gr7" draw:text-style-name="P1" draw:layer="layout" svg:x1="12.744cm" svg:y1="14.418cm" svg:x2="15.757cm" svg:y2="12.507cm" draw:start-shape="id4" draw:start-glue-point="1" draw:end-shape="id5" draw:end-glue-point="2">
          <text:p text:style-name="P4"/>
        </draw:connector>
        <draw:frame draw:style-name="gr8" draw:text-style-name="P4" draw:layer="layout" svg:width="3.058cm" svg:height="1.267cm" svg:x="11.19cm" svg:y="16.553cm">
          <draw:text-box>
            <text:p text:style-name="P4">PCIe x4</text:p>
          </draw:text-box>
        </draw:frame>
        <draw:frame draw:style-name="gr9" draw:text-style-name="P4" draw:layer="layout" svg:width="4.26cm" svg:height="1.979cm" svg:x="4.433cm" svg:y="14.374cm">
          <draw:text-box>
            <text:p text:style-name="P4">Lattice PCIe</text:p>
            <text:p text:style-name="P4">Eval Board</text:p>
          </draw:text-box>
        </draw:frame>
        <draw:frame draw:style-name="gr10" draw:text-style-name="P4" draw:layer="layout" svg:width="4.421cm" svg:height="1.267cm" svg:x="4.219cm" svg:y="24.1cm">
          <draw:text-box>
            <text:p text:style-name="P4">Windows P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69cm" fo:margin-bottom="1.3cm" fo:margin-left="0.635cm" fo:margin-right="0.66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12-18T22:21:05</meta:creation-date>
    <dc:date>2007-12-19T00:41:46</dc:date>
    <dc:language>en-US</dc:language>
    <meta:editing-cycles>3</meta:editing-cycles>
    <meta:editing-duration>PT2H20M4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